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30000007465A1D37E775F1014.png" manifest:media-type="image/png"/>
  <manifest:file-entry manifest:full-path="Pictures/10000001000000BF000000BFDD371A78839FF98E.png" manifest:media-type="image/png"/>
  <manifest:file-entry manifest:full-path="Pictures/10000001000001300000013053F8F4CA229707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kt_20_ohne_20_Füllung_20_und_20_Lini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solid" svg:stroke-color="#000000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cm" svg:y1="0cm" svg:x2="8cm" svg:y2="15.94cm">
          <text:p/>
        </draw:line>
        <draw:frame draw:style-name="gr2" draw:text-style-name="P1" draw:layer="layout" svg:width="7.94cm" svg:height="7.94cm" svg:x="8cm" svg:y="8cm">
          <draw:image xlink:href="Pictures/10000001000001300000013053F8F4CA2297079C.png" xlink:type="simple" xlink:show="embed" xlink:actuate="onLoad" draw:mime-type="image/png">
            <text:p/>
          </draw:image>
        </draw:frame>
        <draw:frame draw:style-name="gr2" draw:text-style-name="P1" draw:layer="layout" svg:width="5.053cm" svg:height="5.053cm" svg:x="5.1cm" svg:y="5.1cm">
          <draw:image xlink:href="Pictures/10000001000000BF000000BFDD371A78839FF98E.png" xlink:type="simple" xlink:show="embed" xlink:actuate="onLoad" draw:mime-type="image/png">
            <text:p/>
          </draw:image>
        </draw:frame>
        <draw:frame draw:style-name="gr3" draw:text-style-name="P1" draw:layer="layout" svg:width="3.5cm" svg:height="3.5cm" svg:x="3.5cm" svg:y="3.5cm">
          <draw:image xlink:href="Pictures/10000001000000730000007465A1D37E775F1014.png" xlink:type="simple" xlink:show="embed" xlink:actuate="onLoad" draw:mime-type="image/png">
            <text:p/>
          </draw:image>
        </draw:frame>
        <draw:line draw:style-name="gr1" draw:text-style-name="P1" draw:layer="layout" svg:x1="0cm" svg:y1="0cm" svg:x2="15.94cm" svg:y2="15.94cm">
          <text:p/>
        </draw:line>
        <draw:line draw:style-name="gr1" draw:text-style-name="P1" draw:layer="layout" svg:x1="0cm" svg:y1="0cm" svg:x2="15.94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8T17:26:55.261955438</meta:creation-date>
    <dc:date>2024-05-20T17:46:46.068522502</dc:date>
    <meta:editing-duration>PT11M59S</meta:editing-duration>
    <meta:editing-cycles>6</meta:editing-cycles>
    <meta:generator>LibreOffice/7.3.7.2$Linux_X86_64 LibreOffice_project/30$Build-2</meta:generator>
    <meta:document-statistic meta:object-count="6"/>
  </office:meta>
</office:document-meta>
</file>